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TIME TAKEN IN DESCENDING ORDER</text:p>
          </table:table-cell>
          <table:covered-table-cell table:number-columns-repeated="5"/>
        </table:table-row>
        <table:table-row table:style-name="ro1">
          <table:table-cell table:style-name="ce1" office:value-type="string" calcext:value-type="string">
            <text:p>N(inputs)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QUICK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188" calcext:value-type="float">
            <text:p>0.001188</text:p>
          </table:table-cell>
          <table:table-cell office:value-type="float" office:value="0.003283" calcext:value-type="float">
            <text:p>0.003283</text:p>
          </table:table-cell>
          <table:table-cell office:value-type="float" office:value="0.001308" calcext:value-type="float">
            <text:p>0.001308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1953" calcext:value-type="float">
            <text:p>0.00195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531" calcext:value-type="float">
            <text:p>0.00531</text:p>
          </table:table-cell>
          <table:table-cell office:value-type="float" office:value="0.011875" calcext:value-type="float">
            <text:p>0.011875</text:p>
          </table:table-cell>
          <table:table-cell office:value-type="float" office:value="0.005279" calcext:value-type="float">
            <text:p>0.005279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0.007974" calcext:value-type="float">
            <text:p>0.00797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10658" calcext:value-type="float">
            <text:p>0.010658</text:p>
          </table:table-cell>
          <table:table-cell office:value-type="float" office:value="0.026068" calcext:value-type="float">
            <text:p>0.026068</text:p>
          </table:table-cell>
          <table:table-cell office:value-type="float" office:value="0.011834" calcext:value-type="float">
            <text:p>0.011834</text:p>
          </table:table-cell>
          <table:table-cell office:value-type="float" office:value="0.000248" calcext:value-type="float">
            <text:p>0.000248</text:p>
          </table:table-cell>
          <table:table-cell office:value-type="float" office:value="0.017227" calcext:value-type="float">
            <text:p>0.01722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22914" calcext:value-type="float">
            <text:p>0.022914</text:p>
          </table:table-cell>
          <table:table-cell office:value-type="float" office:value="0.062379" calcext:value-type="float">
            <text:p>0.062379</text:p>
          </table:table-cell>
          <table:table-cell office:value-type="float" office:value="0.020783" calcext:value-type="float">
            <text:p>0.020783</text:p>
          </table:table-cell>
          <table:table-cell office:value-type="float" office:value="0.000337" calcext:value-type="float">
            <text:p>0.000337</text:p>
          </table:table-cell>
          <table:table-cell office:value-type="float" office:value="0.0306" calcext:value-type="float">
            <text:p>0.030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28323" calcext:value-type="float">
            <text:p>0.028323</text:p>
          </table:table-cell>
          <table:table-cell office:value-type="float" office:value="0.073271" calcext:value-type="float">
            <text:p>0.073271</text:p>
          </table:table-cell>
          <table:table-cell office:value-type="float" office:value="0.03216" calcext:value-type="float">
            <text:p>0.03216</text:p>
          </table:table-cell>
          <table:table-cell office:value-type="float" office:value="0.000429" calcext:value-type="float">
            <text:p>0.000429</text:p>
          </table:table-cell>
          <table:table-cell office:value-type="float" office:value="0.05004" calcext:value-type="float">
            <text:p>0.05004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0.063258" calcext:value-type="float">
            <text:p>0.063258</text:p>
          </table:table-cell>
          <table:table-cell office:value-type="float" office:value="0.165156" calcext:value-type="float">
            <text:p>0.165156</text:p>
          </table:table-cell>
          <table:table-cell office:value-type="float" office:value="0.087942" calcext:value-type="float">
            <text:p>0.087942</text:p>
          </table:table-cell>
          <table:table-cell office:value-type="float" office:value="0.000867" calcext:value-type="float">
            <text:p>0.000867</text:p>
          </table:table-cell>
          <table:table-cell office:value-type="float" office:value="0.109266" calcext:value-type="float">
            <text:p>0.10926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115435" calcext:value-type="float">
            <text:p>0.115435</text:p>
          </table:table-cell>
          <table:table-cell office:value-type="float" office:value="0.290269" calcext:value-type="float">
            <text:p>0.290269</text:p>
          </table:table-cell>
          <table:table-cell office:value-type="float" office:value="0.148063" calcext:value-type="float">
            <text:p>0.148063</text:p>
          </table:table-cell>
          <table:table-cell office:value-type="float" office:value="0.000893" calcext:value-type="float">
            <text:p>0.000893</text:p>
          </table:table-cell>
          <table:table-cell office:value-type="float" office:value="0.194488" calcext:value-type="float">
            <text:p>0.19448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1.522138" calcext:value-type="float">
            <text:p>11.522138</text:p>
          </table:table-cell>
          <table:table-cell office:value-type="float" office:value="30.330843" calcext:value-type="float">
            <text:p>30.330843</text:p>
          </table:table-cell>
          <table:table-cell office:value-type="float" office:value="13.40894" calcext:value-type="float">
            <text:p>13.40894</text:p>
          </table:table-cell>
          <table:table-cell office:value-type="float" office:value="0.029046" calcext:value-type="float">
            <text:p>0.029046</text:p>
          </table:table-cell>
          <table:table-cell office:value-type="float" office:value="19.229926" calcext:value-type="float">
            <text:p>19.229926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1.522138" calcext:value-type="float">
            <text:p>11.522138</text:p>
          </table:table-cell>
          <table:table-cell office:value-type="float" office:value="30.330843" calcext:value-type="float">
            <text:p>30.33084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4T15:21:01.852899356</meta:creation-date>
    <dc:date>2023-08-24T16:30:51.871081129</dc:date>
    <meta:editing-duration>PT25M48S</meta:editing-duration>
    <meta:editing-cycles>4</meta:editing-cycles>
    <meta:generator>LibreOffice/7.3.7.2$Linux_X86_64 LibreOffice_project/30$Build-2</meta:generator>
    <meta:document-statistic meta:table-count="1" meta:cell-count="58" meta:object-count="0"/>
  </office:meta>
</office:document-meta>
</file>